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3.1cm" svg:height="1cm" svg:x="1cm" svg:y="1cm">
          <draw:glue-point draw:id="4" svg:x="-3.387cm" svg:y="5cm"/>
          <text:p text:style-name="P1"><text:span text:style-name="T1">rootProjec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1cm" svg:height="1cm" svg:x="2.9cm" svg:y="2.3cm">
          <draw:glue-point draw:id="4" svg:x="-3.064cm" svg:y="5cm"/>
          <text:p text:style-name="P1"><text:span text:style-name="T1">app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1cm" svg:height="1cm" svg:x="2.9cm" svg:y="7.3cm">
          <text:p text:style-name="P1"><text:span text:style-name="T1">buildSr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1cm" svg:height="1cm" svg:x="2.9cm" svg:y="8.7cm">
          <draw:glue-point draw:id="4" svg:x="-3.064cm" svg:y="5cm"/>
          <text:p text:style-name="P1"><text:span text:style-name="T1">exampl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1cm" svg:height="1cm" svg:x="2.9cm" svg:y="13.7cm">
          <draw:glue-point draw:id="4" svg:x="-2.741cm" svg:y="5cm"/>
          <text:p text:style-name="P1"><text:span text:style-name="T1">lib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3.1cm" svg:height="1cm" svg:x="3cm" svg:y="17.5cm">
          <text:p text:style-name="P1"><text:span text:style-name="T1">settings.gradle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.501cm" svg:y1="2cm" svg:x2="2.9cm" svg:y2="2.8cm" draw:start-shape="id1" draw:start-glue-point="4" draw:end-shape="id2" svg:d="m1501 2000v800h1399" svg:viewBox="0 0 1400 801">
          <text:p/>
        </draw:connector>
        <draw:connector draw:style-name="gr3" draw:text-style-name="P2" draw:layer="layout" svg:x1="1.501cm" svg:y1="2cm" svg:x2="2.9cm" svg:y2="7.8cm" draw:start-shape="id1" draw:start-glue-point="4" draw:end-shape="id3" draw:end-glue-point="3" svg:d="m1501 2000v5800h1399" svg:viewBox="0 0 1400 5801">
          <text:p/>
        </draw:connector>
        <draw:connector draw:style-name="gr3" draw:text-style-name="P2" draw:layer="layout" svg:x1="1.501cm" svg:y1="2cm" svg:x2="2.9cm" svg:y2="9.2cm" draw:start-shape="id1" draw:start-glue-point="4" draw:end-shape="id4" draw:end-glue-point="3" svg:d="m1501 2000v7200h1399" svg:viewBox="0 0 1400 7201">
          <text:p/>
        </draw:connector>
        <draw:connector draw:style-name="gr3" draw:text-style-name="P2" draw:layer="layout" svg:x1="1.501cm" svg:y1="2cm" svg:x2="2.9cm" svg:y2="14.2cm" draw:start-shape="id1" draw:start-glue-point="4" draw:end-shape="id5" draw:end-glue-point="3" svg:d="m1501 2000v12200h1399" svg:viewBox="0 0 1400 12201">
          <text:p/>
        </draw:connector>
        <draw:connector draw:style-name="gr3" draw:text-style-name="P2" draw:layer="layout" svg:x1="1.501cm" svg:y1="2cm" svg:x2="3cm" svg:y2="18cm" draw:start-shape="id1" draw:start-glue-point="4" draw:end-shape="id6" draw:end-glue-point="3" svg:d="m1501 2000v16000h1499" svg:viewBox="0 0 1500 16001">
          <text:p/>
        </draw:connector>
        <draw:custom-shape draw:style-name="gr1" draw:text-style-name="P2" xml:id="id7" draw:id="id7" draw:layer="layout" svg:width="3.1cm" svg:height="1cm" svg:x="4.5cm" svg:y="3.6cm">
          <draw:glue-point draw:id="4" svg:x="-3.387cm" svg:y="5cm"/>
          <text:p text:style-name="P1"><text:span text:style-name="T1">app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1cm" svg:height="1cm" svg:x="4.5cm" svg:y="4.8cm">
          <draw:glue-point draw:id="4" svg:x="-3.387cm" svg:y="5cm"/>
          <text:p text:style-name="P1"><text:span text:style-name="T1">app2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.501cm" svg:y1="3.3cm" svg:x2="4.5cm" svg:y2="4.1cm" draw:start-shape="id2" draw:start-glue-point="4" draw:end-shape="id7" draw:end-glue-point="3" svg:d="m3501 3300v800h999" svg:viewBox="0 0 1000 801">
          <text:p/>
        </draw:connector>
        <draw:connector draw:style-name="gr3" draw:text-style-name="P2" draw:layer="layout" svg:x1="3.501cm" svg:y1="3.3cm" svg:x2="4.5cm" svg:y2="5.3cm" draw:start-shape="id2" draw:start-glue-point="4" draw:end-shape="id8" draw:end-glue-point="3" svg:d="m3501 3300v2000h999" svg:viewBox="0 0 1000 2001">
          <text:p/>
        </draw:connector>
        <draw:connector draw:style-name="gr3" draw:text-style-name="P2" draw:layer="layout" svg:x1="3.501cm" svg:y1="3.3cm" svg:x2="4.5cm" svg:y2="6.5cm" draw:start-shape="id2" draw:start-glue-point="4" draw:end-shape="id9" draw:end-glue-point="3" svg:d="m3501 3300v3200h999" svg:viewBox="0 0 1000 3201">
          <text:p/>
        </draw:connector>
        <draw:custom-shape draw:style-name="gr2" draw:text-style-name="P2" xml:id="id9" draw:id="id9" draw:layer="layout" svg:width="3.1cm" svg:height="1cm" svg:x="4.5cm" svg:y="6cm">
          <text:p text:style-name="P1"><text:span text:style-name="T1">settings.gra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3.1cm" svg:height="1cm" svg:x="4.4cm" svg:y="10cm">
          <draw:glue-point draw:id="4" svg:x="-3.387cm" svg:y="5cm"/>
          <text:p text:style-name="P1"><text:span text:style-name="T1">example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3.1cm" svg:height="1cm" svg:x="4.4cm" svg:y="11.2cm">
          <draw:glue-point draw:id="4" svg:x="-3.387cm" svg:y="5cm"/>
          <text:p text:style-name="P1"><text:span text:style-name="T1">example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3.1cm" svg:height="1cm" svg:x="4.4cm" svg:y="12.4cm">
          <text:p text:style-name="P1"><text:span text:style-name="T1">settings.gradle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.501cm" svg:y1="9.7cm" svg:x2="4.4cm" svg:y2="10.5cm" draw:start-shape="id4" draw:start-glue-point="4" draw:end-shape="id10" draw:end-glue-point="3" svg:d="m3501 9700v800h899" svg:viewBox="0 0 900 801">
          <text:p/>
        </draw:connector>
        <draw:connector draw:style-name="gr3" draw:text-style-name="P2" draw:layer="layout" svg:x1="3.501cm" svg:y1="9.7cm" svg:x2="4.4cm" svg:y2="11.7cm" draw:start-shape="id4" draw:start-glue-point="4" draw:end-shape="id11" draw:end-glue-point="3" svg:d="m3501 9700v2000h899" svg:viewBox="0 0 900 2001">
          <text:p/>
        </draw:connector>
        <draw:connector draw:style-name="gr3" draw:text-style-name="P2" draw:layer="layout" svg:x1="3.501cm" svg:y1="9.7cm" svg:x2="4.4cm" svg:y2="12.9cm" draw:start-shape="id4" draw:start-glue-point="4" draw:end-shape="id12" draw:end-glue-point="3" svg:d="m3501 9700v3200h899" svg:viewBox="0 0 900 3201">
          <text:p/>
        </draw:connector>
        <draw:custom-shape draw:style-name="gr1" draw:text-style-name="P2" xml:id="id13" draw:id="id13" draw:layer="layout" svg:width="3.1cm" svg:height="1cm" svg:x="4.4cm" svg:y="15cm">
          <draw:glue-point draw:id="4" svg:x="-3.387cm" svg:y="5cm"/>
          <text:p text:style-name="P1"><text:span text:style-name="T1">library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3.1cm" svg:height="1cm" svg:x="4.4cm" svg:y="16.2cm">
          <draw:glue-point draw:id="4" svg:x="-3.387cm" svg:y="5cm"/>
          <text:p text:style-name="P1"><text:span text:style-name="T1">libraryB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.601cm" svg:y1="14.7cm" svg:x2="4.4cm" svg:y2="15.5cm" draw:start-shape="id5" draw:start-glue-point="4" draw:end-shape="id13" draw:end-glue-point="3" svg:d="m3601 14700v800h799" svg:viewBox="0 0 800 801">
          <text:p/>
        </draw:connector>
        <draw:connector draw:style-name="gr3" draw:text-style-name="P2" draw:layer="layout" svg:x1="3.601cm" svg:y1="14.7cm" svg:x2="4.4cm" svg:y2="16.7cm" draw:start-shape="id5" draw:start-glue-point="4" draw:end-shape="id14" draw:end-glue-point="3" svg:d="m3601 14700v2000h799" svg:viewBox="0 0 800 2001">
          <text:p/>
        </draw:connector>
        <draw:connector draw:style-name="gr4" draw:text-style-name="P1" draw:layer="layout" draw:type="curve" svg:x1="6.1cm" svg:y1="18cm" svg:x2="7.5cm" svg:y2="16.7cm" draw:start-shape="id6" draw:start-glue-point="1" draw:end-shape="id14" draw:end-glue-point="1" svg:d="m6100 18000c2851 0 2151-1300 1400-1300" svg:viewBox="0 0 2065 1301">
          <text:p/>
        </draw:connector>
        <draw:connector draw:style-name="gr4" draw:text-style-name="P1" draw:layer="layout" draw:type="curve" svg:x1="6.1cm" svg:y1="18cm" svg:x2="7.5cm" svg:y2="15.5cm" draw:start-shape="id6" draw:start-glue-point="1" draw:end-shape="id13" draw:end-glue-point="1" svg:d="m6100 18000c2851 0 2151-2500 1400-2500" svg:viewBox="0 0 2065 2501">
          <text:p/>
        </draw:connector>
        <draw:connector draw:style-name="gr4" draw:text-style-name="P1" draw:layer="layout" draw:type="curve" svg:x1="7.5cm" svg:y1="12.9cm" svg:x2="7.5cm" svg:y2="11.7cm" draw:start-shape="id12" draw:end-shape="id11" draw:end-glue-point="1" svg:d="m7500 12900c751 0 751-1200 0-1200" svg:viewBox="0 0 564 1201">
          <text:p/>
        </draw:connector>
        <draw:connector draw:style-name="gr4" draw:text-style-name="P1" draw:layer="layout" draw:type="curve" svg:x1="7.5cm" svg:y1="12.9cm" svg:x2="7.5cm" svg:y2="10.5cm" draw:start-shape="id12" draw:start-glue-point="1" draw:end-shape="id10" draw:end-glue-point="1" svg:d="m7500 12900c751 0 751-2400 0-2400" svg:viewBox="0 0 564 2401">
          <text:p/>
        </draw:connector>
        <draw:connector draw:style-name="gr4" draw:text-style-name="P1" draw:layer="layout" draw:type="curve" svg:x1="7.6cm" svg:y1="6.5cm" svg:x2="7.6cm" svg:y2="5.3cm" draw:start-shape="id9" draw:start-glue-point="1" draw:end-shape="id8" draw:end-glue-point="1" svg:d="m7600 6500c751 0 751-1200 0-1200" svg:viewBox="0 0 564 1201">
          <text:p/>
        </draw:connector>
        <draw:connector draw:style-name="gr4" draw:text-style-name="P1" draw:layer="layout" draw:type="curve" svg:x1="7.6cm" svg:y1="6.5cm" svg:x2="7.6cm" svg:y2="4.1cm" draw:start-shape="id9" draw:start-glue-point="1" draw:end-shape="id7" draw:end-glue-point="1" svg:d="m7600 6500c751 0 751-2400 0-2400" svg:viewBox="0 0 564 2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1-30T22:24:55.424799580</meta:creation-date>
    <dc:date>2014-01-31T09:51:41.968226344</dc:date>
    <dc:creator>ahi </dc:creator>
    <meta:editing-duration>PT5M57S</meta:editing-duration>
    <meta:editing-cycles>5</meta:editing-cycles>
    <meta:generator>LibreOffice/4.1.3.2$Linux_X86_64 LibreOffice_project/410m0$Build-2</meta:generator>
    <meta:document-statistic meta:object-count="33"/>
  </office:meta>
</office:document-meta>
</file>